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7d53" officeooo:paragraph-rsid="00197d53"/>
    </style:style>
    <style:style style:name="P2" style:family="paragraph" style:parent-style-name="Standard">
      <style:paragraph-properties fo:text-align="justify" style:justify-single-word="false"/>
      <style:text-properties officeooo:rsid="000f176a" officeooo:paragraph-rsid="000f176a"/>
    </style:style>
    <style:style style:name="P3" style:family="paragraph" style:parent-style-name="Standard">
      <style:paragraph-properties fo:text-align="justify" style:justify-single-word="false"/>
      <style:text-properties officeooo:rsid="001096ec" officeooo:paragraph-rsid="001096ec"/>
    </style:style>
    <style:style style:name="P4" style:family="paragraph" style:parent-style-name="Standard">
      <style:paragraph-properties fo:text-align="justify" style:justify-single-word="false"/>
      <style:text-properties officeooo:rsid="001096ec" officeooo:paragraph-rsid="001404cd"/>
    </style:style>
    <style:style style:name="P5" style:family="paragraph" style:parent-style-name="Standard">
      <style:paragraph-properties fo:text-align="justify" style:justify-single-word="false"/>
      <style:text-properties officeooo:paragraph-rsid="000f176a"/>
    </style:style>
    <style:style style:name="P6" style:family="paragraph" style:parent-style-name="Standard">
      <style:paragraph-properties fo:text-align="justify" style:justify-single-word="false"/>
      <style:text-properties officeooo:paragraph-rsid="001404cd"/>
    </style:style>
    <style:style style:name="P7" style:family="paragraph" style:parent-style-name="Standard">
      <style:paragraph-properties fo:text-align="justify" style:justify-single-word="false"/>
      <style:text-properties officeooo:paragraph-rsid="00144986"/>
    </style:style>
    <style:style style:name="P8" style:family="paragraph" style:parent-style-name="Standard">
      <style:paragraph-properties fo:text-align="justify" style:justify-single-word="false"/>
      <style:text-properties officeooo:paragraph-rsid="0015f939"/>
    </style:style>
    <style:style style:name="P9" style:family="paragraph" style:parent-style-name="Standard">
      <style:paragraph-properties fo:text-align="justify" style:justify-single-word="false"/>
      <style:text-properties officeooo:paragraph-rsid="0017af3e"/>
    </style:style>
    <style:style style:name="P10" style:family="paragraph" style:parent-style-name="Standard">
      <style:paragraph-properties fo:text-align="justify" style:justify-single-word="false"/>
      <style:text-properties officeooo:paragraph-rsid="002558f5"/>
    </style:style>
    <style:style style:name="P11" style:family="paragraph" style:parent-style-name="Standard">
      <style:paragraph-properties fo:text-align="justify" style:justify-single-word="false"/>
      <style:text-properties style:font-name="Liberation Mono" fo:font-size="10pt" officeooo:rsid="001404cd" officeooo:paragraph-rsid="001404cd" style:font-name-asian="Droid Sans Fallback1" style:font-size-asian="10pt" style:font-name-complex="Liberation Mono" style:font-size-complex="10pt"/>
    </style:style>
    <style:style style:name="P12" style:family="paragraph" style:parent-style-name="Standard">
      <style:paragraph-properties fo:text-align="justify" style:justify-single-word="false"/>
      <style:text-properties style:font-name="Liberation Mono" fo:font-size="10pt" officeooo:rsid="001096ec" officeooo:paragraph-rsid="000f176a" style:font-name-asian="Droid Sans Fallback1" style:font-size-asian="10pt" style:font-name-complex="Liberation Mono" style:font-size-complex="10pt"/>
    </style:style>
    <style:style style:name="P13" style:family="paragraph" style:parent-style-name="Standard">
      <style:paragraph-properties fo:text-align="justify" style:justify-single-word="false"/>
      <style:text-properties officeooo:rsid="00197d53" officeooo:paragraph-rsid="00197d53"/>
    </style:style>
    <style:style style:name="P14" style:family="paragraph" style:parent-style-name="Standard">
      <style:paragraph-properties fo:text-align="justify" style:justify-single-word="false"/>
      <style:text-properties officeooo:rsid="00197d53" officeooo:paragraph-rsid="001c71db"/>
    </style:style>
    <style:style style:name="P15" style:family="paragraph" style:parent-style-name="Standard">
      <style:paragraph-properties fo:text-align="justify" style:justify-single-word="false"/>
      <style:text-properties officeooo:rsid="00197d53" officeooo:paragraph-rsid="0023d7ca"/>
    </style:style>
    <style:style style:name="P16" style:family="paragraph" style:parent-style-name="Standard">
      <style:paragraph-properties fo:text-align="justify" style:justify-single-word="false"/>
      <style:text-properties officeooo:rsid="00197d53" officeooo:paragraph-rsid="002558f5"/>
    </style:style>
    <style:style style:name="P17" style:family="paragraph" style:parent-style-name="Standard">
      <style:paragraph-properties fo:text-align="justify" style:justify-single-word="false"/>
      <style:text-properties officeooo:rsid="00197d53" officeooo:paragraph-rsid="0026586f"/>
    </style:style>
    <style:style style:name="P18" style:family="paragraph" style:parent-style-name="Standard">
      <style:paragraph-properties fo:text-align="justify" style:justify-single-word="false"/>
      <style:text-properties officeooo:rsid="00197d53" officeooo:paragraph-rsid="00289af6"/>
    </style:style>
    <style:style style:name="P19" style:family="paragraph" style:parent-style-name="Standard">
      <style:paragraph-properties fo:text-align="justify" style:justify-single-word="false"/>
      <style:text-properties officeooo:rsid="00197d53" officeooo:paragraph-rsid="002973c6"/>
    </style:style>
    <style:style style:name="P20" style:family="paragraph" style:parent-style-name="Standard">
      <style:paragraph-properties fo:text-align="justify" style:justify-single-word="false"/>
      <style:text-properties officeooo:rsid="00197d53" officeooo:paragraph-rsid="002ada02"/>
    </style:style>
    <style:style style:name="P21" style:family="paragraph" style:parent-style-name="Preformatted_20_Text">
      <style:paragraph-properties fo:text-align="justify" style:justify-single-word="false"/>
      <style:text-properties officeooo:paragraph-rsid="001404cd"/>
    </style:style>
    <style:style style:name="P22" style:family="paragraph" style:parent-style-name="Preformatted_20_Text">
      <style:paragraph-properties fo:text-align="justify" style:justify-single-word="false"/>
      <style:text-properties officeooo:paragraph-rsid="0015f939"/>
    </style:style>
    <style:style style:name="P23" style:family="paragraph" style:parent-style-name="Preformatted_20_Text">
      <style:paragraph-properties fo:text-align="justify" style:justify-single-word="false"/>
      <style:text-properties officeooo:paragraph-rsid="0017af3e"/>
    </style:style>
    <style:style style:name="P24" style:family="paragraph" style:parent-style-name="Preformatted_20_Text">
      <style:text-properties fo:background-color="#fafaaa"/>
    </style:style>
    <style:style style:name="P25" style:family="paragraph" style:parent-style-name="Preformatted_20_Text">
      <style:paragraph-properties fo:text-align="justify" style:justify-single-word="false"/>
      <style:text-properties officeooo:paragraph-rsid="0015f939" fo:background-color="#fafaaa"/>
    </style:style>
    <style:style style:name="P26" style:family="paragraph" style:parent-style-name="Preformatted_20_Text">
      <style:paragraph-properties fo:text-align="justify" style:justify-single-word="false"/>
      <style:text-properties fo:font-size="10pt" officeooo:rsid="001096ec" officeooo:paragraph-rsid="001096ec" style:font-size-asian="10pt" style:font-size-complex="10pt"/>
    </style:style>
    <style:style style:name="P27" style:family="paragraph" style:parent-style-name="Preformatted_20_Text">
      <style:paragraph-properties fo:text-align="justify" style:justify-single-word="false"/>
      <style:text-properties fo:font-size="10pt" style:font-size-asian="10pt" style:font-size-complex="10pt"/>
    </style:style>
    <style:style style:name="P28" style:family="paragraph" style:parent-style-name="Preformatted_20_Text">
      <style:paragraph-properties fo:margin-top="0in" fo:margin-bottom="0.1965in" style:contextual-spacing="false"/>
    </style:style>
    <style:style style:name="P29" style:family="paragraph" style:parent-style-name="Preformatted_20_Text">
      <style:paragraph-properties fo:margin-top="0in" fo:margin-bottom="0.1965in" style:contextual-spacing="false" fo:text-align="justify" style:justify-single-word="false"/>
      <style:text-properties fo:font-size="10pt" style:font-size-asian="10pt" style:font-size-complex="10pt"/>
    </style:style>
    <style:style style:name="P30" style:family="paragraph" style:parent-style-name="Standard">
      <style:paragraph-properties fo:text-align="justify" style:justify-single-word="false"/>
      <style:text-properties officeooo:rsid="00197d53" officeooo:paragraph-rsid="002558f5"/>
    </style:style>
    <style:style style:name="P31" style:family="paragraph" style:parent-style-name="Standard">
      <style:paragraph-properties fo:text-align="justify" style:justify-single-word="false"/>
      <style:text-properties officeooo:rsid="002c2919" officeooo:paragraph-rsid="002c2919"/>
    </style:style>
    <style:style style:name="P32" style:family="paragraph" style:parent-style-name="Standard">
      <style:paragraph-properties fo:text-align="justify" style:justify-single-word="false"/>
      <style:text-properties officeooo:rsid="002c5e2e" officeooo:paragraph-rsid="002c5e2e"/>
    </style:style>
    <style:style style:name="P33" style:family="paragraph" style:parent-style-name="Standard">
      <style:paragraph-properties fo:text-align="justify" style:justify-single-word="false"/>
      <style:text-properties officeooo:rsid="002c5e2e" officeooo:paragraph-rsid="002ef791"/>
    </style:style>
    <style:style style:name="T1" style:family="text">
      <style:text-properties officeooo:rsid="000f176a"/>
    </style:style>
    <style:style style:name="T2" style:family="text">
      <style:text-properties officeooo:rsid="0012790e"/>
    </style:style>
    <style:style style:name="T3" style:family="text">
      <style:text-properties style:font-name="Liberation Serif" fo:font-size="12pt" officeooo:rsid="001404cd" style:font-name-asian="Droid Sans Fallback1" style:font-size-asian="12pt" style:font-name-complex="Liberation Mono" style:font-size-complex="12pt"/>
    </style:style>
    <style:style style:name="T4" style:family="text">
      <style:text-properties style:font-name="Liberation Serif" fo:font-size="12pt" officeooo:rsid="00144986" style:font-name-asian="Droid Sans Fallback1" style:font-size-asian="12pt" style:font-name-complex="Liberation Mono" style:font-size-complex="12pt"/>
    </style:style>
    <style:style style:name="T5" style:family="text">
      <style:text-properties style:font-name="Liberation Serif" fo:font-size="12pt" officeooo:rsid="0015f939" style:font-name-asian="Droid Sans Fallback1" style:font-size-asian="12pt" style:font-name-complex="Liberation Mono" style:font-size-complex="12pt"/>
    </style:style>
    <style:style style:name="T6" style:family="text">
      <style:text-properties style:font-name="Liberation Serif" fo:font-size="12pt" officeooo:rsid="0017af3e" style:font-name-asian="Droid Sans Fallback1" style:font-size-asian="12pt" style:font-name-complex="Liberation Mono" style:font-size-complex="12pt"/>
    </style:style>
    <style:style style:name="T7" style:family="text">
      <style:text-properties style:font-name="Liberation Serif" fo:font-size="12pt" officeooo:rsid="001c71db" style:font-name-asian="Droid Sans Fallback1" style:font-size-asian="12pt" style:font-name-complex="Liberation Mono" style:font-size-complex="12pt"/>
    </style:style>
    <style:style style:name="T8" style:family="text">
      <style:text-properties style:font-name="Liberation Serif" fo:font-size="12pt" officeooo:rsid="001de3e3" style:font-name-asian="Droid Sans Fallback1" style:font-size-asian="12pt" style:font-name-complex="Liberation Mono" style:font-size-complex="12pt"/>
    </style:style>
    <style:style style:name="T9" style:family="text">
      <style:text-properties style:font-name="Liberation Serif" fo:font-size="12pt" officeooo:rsid="001f5349" style:font-name-asian="Droid Sans Fallback1" style:font-size-asian="12pt" style:font-name-complex="Liberation Mono" style:font-size-complex="12pt"/>
    </style:style>
    <style:style style:name="T10" style:family="text">
      <style:text-properties style:font-name="Liberation Serif" fo:font-size="12pt" officeooo:rsid="0023d7ca" style:font-name-asian="Droid Sans Fallback1" style:font-size-asian="12pt" style:font-name-complex="Liberation Mono" style:font-size-complex="12pt"/>
    </style:style>
    <style:style style:name="T11" style:family="text">
      <style:text-properties style:font-name="Liberation Serif" fo:font-size="12pt" officeooo:rsid="002558f5" style:font-name-asian="Droid Sans Fallback1" style:font-size-asian="12pt" style:font-name-complex="Liberation Mono" style:font-size-complex="12pt"/>
    </style:style>
    <style:style style:name="T12" style:family="text">
      <style:text-properties style:font-name="Liberation Serif" fo:font-size="12pt" officeooo:rsid="00260e1f" style:font-name-asian="Droid Sans Fallback1" style:font-size-asian="12pt" style:font-name-complex="Liberation Mono" style:font-size-complex="12pt"/>
    </style:style>
    <style:style style:name="T13" style:family="text">
      <style:text-properties style:font-name="Liberation Serif" fo:font-size="12pt" officeooo:rsid="0026586f" style:font-name-asian="Droid Sans Fallback1" style:font-size-asian="12pt" style:font-name-complex="Liberation Mono" style:font-size-complex="12pt"/>
    </style:style>
    <style:style style:name="T14" style:family="text">
      <style:text-properties style:font-name="Liberation Serif" fo:font-size="12pt" officeooo:rsid="00289af6" style:font-name-asian="Droid Sans Fallback1" style:font-size-asian="12pt" style:font-name-complex="Liberation Mono" style:font-size-complex="12pt"/>
    </style:style>
    <style:style style:name="T15" style:family="text">
      <style:text-properties style:font-name="Liberation Serif" fo:font-size="12pt" officeooo:rsid="002973c6" style:font-name-asian="Droid Sans Fallback1" style:font-size-asian="12pt" style:font-name-complex="Liberation Mono" style:font-size-complex="12pt"/>
    </style:style>
    <style:style style:name="T16" style:family="text">
      <style:text-properties style:font-name="Liberation Serif" fo:font-size="12pt" officeooo:rsid="002ada02" style:font-name-asian="Droid Sans Fallback1" style:font-size-asian="12pt" style:font-name-complex="Liberation Mono" style:font-size-complex="12pt"/>
    </style:style>
    <style:style style:name="T17" style:family="text">
      <style:text-properties style:font-name="Liberation Serif" fo:font-size="12pt" fo:font-style="italic" officeooo:rsid="002558f5" style:font-name-asian="Droid Sans Fallback1" style:font-size-asian="12pt" style:font-style-asian="italic" style:font-name-complex="Liberation Mono" style:font-size-complex="12pt" style:font-style-complex="italic"/>
    </style:style>
    <style:style style:name="T18" style:family="text">
      <style:text-properties fo:background-color="#fafaaa" loext:char-shading-value="0"/>
    </style:style>
    <style:style style:name="T19" style:family="text">
      <style:text-properties style:text-outline="false" style:text-line-through-style="none" style:text-line-through-type="none" style:font-name="Liberation Serif" fo:font-size="12pt" fo:font-style="italic" fo:text-shadow="none" style:text-underline-style="none" fo:font-weight="normal" officeooo:rsid="002558f5" style:font-size-asian="12pt" style:font-style-asian="italic" style:font-weight-asian="normal" style:font-size-complex="12pt" style:font-style-complex="italic" style:text-emphasize="none"/>
    </style:style>
    <style:style style:name="T20" style:family="text">
      <style:text-properties officeooo:rsid="002c5e2e"/>
    </style:style>
    <style:style style:name="T21" style:family="text">
      <style:text-properties officeooo:rsid="002ef7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TOCOL BUFFERS</text:p>
      <text:p text:style-name="P5"/>
      <text:p text:style-name="P5"><text:span text:style-name="T1">Cómo el modelo de la red está hecho mediante '</text:span>protocol buffers<text:span text:style-name="T1">', de Google, es preciso sentirse cómodo con su desarrollo, por tanto, veamos cómo funciona con Python. Para ello seguiremos el buen documentado ejemplo que proporciona la compañia, una agenda telefónica:</text:span></text:p>
      <text:p text:style-name="P5"/>
      <text:p text:style-name="P2"><text:a xlink:type="simple" xlink:href="https://developers.google.com/protocol-buffers/docs/pythontutorial">https://developers.google.com/protocol-buffers/docs/pythontutorial</text:a></text:p>
      <text:p text:style-name="P2"/>
      <text:p text:style-name="P3">Primero necesitamos crear la arquitectura de nuestros datos. Los definiremos en el archivo .proto, que, en el ejemplo que seguimos, es el siguiente:</text:p>
      <text:p text:style-name="P2"/>
      <text:p text:style-name="P26">package tutorial;</text:p>
      <text:p text:style-name="P27"/>
      <text:p text:style-name="P27">message Person {</text:p>
      <text:p text:style-name="P27"><text:s text:c="2"/>required string name = 1;</text:p>
      <text:p text:style-name="P27"><text:s text:c="2"/>required int32 id = 2;</text:p>
      <text:p text:style-name="P27"><text:s text:c="2"/>optional string email = 3;</text:p>
      <text:p text:style-name="P27"/>
      <text:p text:style-name="P27"><text:s text:c="2"/>enum PhoneType {</text:p>
      <text:p text:style-name="P27"><text:s text:c="4"/>MOBILE = 0;</text:p>
      <text:p text:style-name="P27"><text:s text:c="4"/>HOME = 1;</text:p>
      <text:p text:style-name="P27"><text:s text:c="4"/>WORK = 2;</text:p>
      <text:p text:style-name="P27"><text:s text:c="2"/>}</text:p>
      <text:p text:style-name="P27"/>
      <text:p text:style-name="P27"><text:s text:c="2"/>message PhoneNumber {</text:p>
      <text:p text:style-name="P27"><text:s text:c="4"/>required string number = 1;</text:p>
      <text:p text:style-name="P27"><text:s text:c="4"/>optional PhoneType type = 2 [default = HOME];</text:p>
      <text:p text:style-name="P27"><text:s text:c="2"/>}</text:p>
      <text:p text:style-name="P27"/>
      <text:p text:style-name="P27"><text:s text:c="2"/>repeated PhoneNumber phone = 4;</text:p>
      <text:p text:style-name="P27">}</text:p>
      <text:p text:style-name="P27"/>
      <text:p text:style-name="P27">message AddressBook {</text:p>
      <text:p text:style-name="P27"><text:s text:c="2"/>repeated Person person = 1;</text:p>
      <text:p text:style-name="P29">}</text:p>
      <text:p text:style-name="P3">El ejemplo en si es autocontenido, podemos ver cómo primero empieza con la deficnición de un package de trabajo, para evitar conflictos con nombres en distintos proyectos <text:span text:style-name="T2">y</text:span> se pasa a la definición de los mensajes. Sencillamente se declara el nombre del mensaje y se van declarando pares de valor-nombre para cada 'atributo' que deseemos. Cómo podemos ver, podemos anidar mensajes cómo en el ejemplo pasa con el 'PhoneNumber', para después usar este mismo mensaje en la definición de 'Person', aún que también podriamos definirlo fuera de y utilizarlo dentro. La definición está bastante clara y si más no, podemos encontrar facilmente documentación sobre ello. <text:span text:style-name="T2">p</text:span>asemos al siguiente paso.</text:p>
      <text:p text:style-name="P4">Una vez tenemos creado el .proto <text:span text:style-name="T2">necesitamos generar las clases que nos permitan leer y escribir nuestro mensaje de 'AdressBook' (y con ello 'Person' y 'PhoneNumber). Para hacerlo, ejecutaremos 'protoc', el compilador de 'protocol buffers'. Desde la carpeta donde tenemos nuestro .proto ejecutamos: </text:span></text:p>
      <text:p text:style-name="P4"/>
      <text:p text:style-name="P11">protoc -I=. --python_out=. ./addressbook.proto</text:p>
      <text:p text:style-name="P12"/>
      <text:p text:style-name="P6"><text:span text:style-name="T3">Esto nos generará el archivo '</text:span><text:span text:style-name="Source_20_Text">addressbook_pb2.py</text:span><text:span text:style-name="T3">'. </text:span><text:span text:style-name="T4">Con este, que no deberemos modificar nosotros, podremos usar a 'Person' cómo si fuera un objeto de los que ya conocemos con sus correspondientes atributos:</text:span></text:p>
      <text:p text:style-name="P6"/>
      <text:p text:style-name="P21"><text:soft-page-break/>import addressbook_pb2</text:p>
      <text:p text:style-name="Preformatted_20_Text">person = addressbook_pb2.Person()</text:p>
      <text:p text:style-name="Preformatted_20_Text">person.id = 1234</text:p>
      <text:p text:style-name="Preformatted_20_Text">person.name = "John Doe"</text:p>
      <text:p text:style-name="Preformatted_20_Text">person.email = "jdoe@example.com"</text:p>
      <text:p text:style-name="Preformatted_20_Text">phone = person.phone.add()</text:p>
      <text:p text:style-name="Preformatted_20_Text">phone.number = "555-4321"</text:p>
      <text:p text:style-name="P28">phone.type = addressbook_pb2.Person.HOME</text:p>
      <text:p text:style-name="P7"><text:span text:style-name="T4">Si intentamos asignar un valor que no está permitido, saltará un '</text:span><text:span text:style-name="Source_20_Text">TypeError</text:span><text:span text:style-name="Source_20_Text"><text:span text:style-name="T4">' y si intentamos añadir un atributo que no exite, obtendremos un '</text:span></text:span><text:span text:style-name="Source_20_Text">AttributeError</text:span><text:span text:style-name="Source_20_Text"><text:span text:style-name="T4">'. </text:span></text:span></text:p>
      <text:p text:style-name="P7"><text:span text:style-name="Source_20_Text"><text:span text:style-name="T4">Las funciones '</text:span></text:span><text:span text:style-name="Source_20_Text">SerializeToString()</text:span><text:span text:style-name="Source_20_Text"><text:span text:style-name="T4">' y '</text:span></text:span><text:span text:style-name="Source_20_Text">ParseFromString(data)</text:span><text:span text:style-name="Source_20_Text"><text:span text:style-name="T4">' son las que nos permitirán escribir y leer mensajes consecutivamente.</text:span></text:span></text:p>
      <text:p text:style-name="P7"/>
      <text:p text:style-name="P8"><text:span text:style-name="Source_20_Text"><text:span text:style-name="T5">En nuestro ejemplo, para el caso de ver los contactos de la agenda, primero creamos un objeto tipo 'AdressBook':</text:span></text:span></text:p>
      <text:p text:style-name="P8"/>
      <text:p text:style-name="P25">address_book = addressbook_pb2.AddressBook()<text:tab/><text:tab/><text:tab/></text:p>
      <text:p text:style-name="P8"/>
      <text:p text:style-name="P8"><text:span text:style-name="Source_20_Text"><text:span text:style-name="T5">Luego, le asgnamos un 'AddressBook existente, p.e myAB (archivo binario) </text:span></text:span><text:span text:style-name="Source_20_Text"><text:span text:style-name="T6">usando la función de lectura citada anteriormente</text:span></text:span><text:span text:style-name="Source_20_Text"><text:span text:style-name="T5">:</text:span></text:span></text:p>
      <text:p text:style-name="P8"/>
      <text:p text:style-name="P22">f = open(sys.argv[1], "rb")</text:p>
      <text:p text:style-name="P24">address_book.ParseFromString(f.read())</text:p>
      <text:p text:style-name="P28">f.close()</text:p>
      <text:p text:style-name="P9"><text:span text:style-name="Source_20_Text"><text:span text:style-name="T6">Una vez abierta la agenda, podemos iterar sobre las personas que tiene cómo objetos;</text:span></text:span></text:p>
      <text:p text:style-name="P9"/>
      <text:p text:style-name="P23">for <text:span text:style-name="T18">person in address_book.person</text:span>:</text:p>
      <text:p text:style-name="Preformatted_20_Text"><text:s text:c="4"/>print "Person ID:", <text:span text:style-name="T18">person.id</text:span></text:p>
      <text:p text:style-name="P28"><text:s text:c="4"/>print " <text:s/>Name:", <text:span text:style-name="T18">person.name</text:span></text:p>
      <text:p text:style-name="P9"/>
      <text:p text:style-name="P9"/>
      <text:p text:style-name="P14"><text:span text:style-name="Source_20_Text"><text:span text:style-name="T7">INTERFICIES</text:span></text:span></text:p>
      <text:p text:style-name="P14"/>
      <text:p text:style-name="P14"><text:span text:style-name="Source_20_Text"><text:span text:style-name="T7">Hay varias formas de usar Caffe: por consola, con Python, Matlab... Dependiendo de cómo uses Caffe </text:span></text:span><text:span text:style-name="Source_20_Text"><text:span text:style-name="T8">usarás las interficies 'cmdcaffe', 'pycaffe' o 'matcaffe'</text:span></text:span><text:span text:style-name="Source_20_Text"><text:span text:style-name="T7"><text:tab/>. </text:span></text:span><text:span text:style-name="Source_20_Text"><text:span text:style-name="T9">Estás incluyen cada una ciertos comandos, packages o funciones que hacen sencillo el uso del framework.</text:span></text:span></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ource_20_Text"><text:span text:style-name="T10">DATASET</text:span></text:span></text:p>
      <text:p text:style-name="P15"/>
      <text:p text:style-name="P15"><text:span text:style-name="Source_20_Text"><text:span text:style-name="T10">Es hora de empezar a investigar y recoger todos los recursos que vamos a necesitar para este trabajo. </text:span></text:span><text:span text:style-name="Source_20_Text"><text:span text:style-name="T11">Nuestra CNN va ser desarrollada y entrenada para reconocer platos típicos de la comida catalana y por tanto, clasificaremos parte de la dieta mediterranea. </text:span></text:span><text:span text:style-name="Source_20_Text"><text:span text:style-name="T10">Resulta más sencillo realizar un pequeño esquema que nos sirva cómo guia para después ir desarrollando punto por punto:</text:span></text:span></text:p>
      <text:p text:style-name="P15"/>
      <text:p text:style-name="P15"><text:span text:style-name="Source_20_Text"><text:span text:style-name="T10">1. Escoger los platos que nuestra CNN va a ser capaz de clasificar</text:span></text:span></text:p>
      <text:p text:style-name="P15"><text:span text:style-name="Source_20_Text"><text:span text:style-name="T10">2. Limpieza y normalización de los datos</text:span></text:span></text:p>
      <text:p text:style-name="P15"><text:span text:style-name="Source_20_Text"><text:span text:style-name="T10">3. Busqueda y almacenamiento de 1000 imágenes para cada plato</text:span></text:span></text:p>
      <text:p text:style-name="P16"><text:span text:style-name="Source_20_Text"><text:span text:style-name="T11">4. Limpieza y normalización de las imágenes</text:span></text:span></text:p>
      <text:p text:style-name="P16"/>
      <text:p text:style-name="P16"/>
      <text:p text:style-name="P16"><text:span text:style-name="Source_20_Text"><text:span text:style-name="T11">1. </text:span></text:span><text:span text:style-name="Source_20_Text"><text:span text:style-name="T10"><text:s/>Escoger los platos que nuestra CNN va a ser capaz de clasificar</text:span></text:span></text:p>
      <text:p text:style-name="P16"/>
      <text:p text:style-name="P10"><text:span text:style-name="Source_20_Text"><text:span text:style-name="T11">Dado que vamos a centrarnos en los platos de la comida catalana, va a ser necesario recoger cuales son los más representativos de esta. Para ello vamos a seguir la muy lograda clasificación llevada a cabo por 'Institut Català de la cuina i de la Cultura Gastronòmica' (</text:span></text:span><text:a xlink:type="simple" xlink:href="http://www.cuinacatalana.eu/"><text:span text:style-name="Source_20_Text"><text:span text:style-name="T11">http://www.cuinacatalana.eu/</text:span></text:span></text:a><text:span text:style-name="Source_20_Text"><text:span text:style-name="T11">). Además de tener la gran mayoria de los platos distintivos de la comida Catalana, han logrado hacer <text:s/>una clasificación de ellos en 11 categorias: </text:span></text:span><text:span text:style-name="Source_20_Text"><text:span text:style-name="T17">'</text:span></text:span><text:span text:style-name="Source_20_Text"><text:span text:style-name="T19">caracoles', 'carnes', 'ensaladas y platos frios', 'huevos', 'legumbres', 'pastas, arroces y otros cereales', 'pescados y mariscos', 'postres y dulces', 'salsas', 'setas', 'sopas, caldos y cremas'.</text:span></text:span></text:p>
      <text:p text:style-name="P16"><text:span text:style-name="Source_20_Text"><text:span text:style-name="T11"><text:s/>En su página web tienen la herramienta perfecta para nuestro trabajo: un buscador de recetas. </text:span></text:span><text:span text:style-name="Source_20_Text"><text:span text:style-name="T12">Con esto, hemos realizado un script que nos permite descargarnos para cada uno de los platos, tres atributos: El nombre, la categoria y los ingredientes. El script utilizado ha sido 'scrpCuinaCatalana.py' con el que hemos guardado toda esta información en formato JSON, fácil de usar desde cualquier entorno.</text:span></text:span></text:p>
      <text:p text:style-name="P16"/>
      <text:p text:style-name="P18"><text:span text:style-name="Source_20_Text"><text:span text:style-name="T14">foods_string.json primera versión con dumpS descargada, sin ordenar al parecer</text:span></text:span></text:p>
      <text:p text:style-name="P19"><text:span text:style-name="Source_20_Text"><text:span text:style-name="T15">foods.json fichero con el formato requerido y ordenado por cateogoría y después por nombre</text:span></text:span></text:p>
      <text:p text:style-name="P16"/>
      <text:p text:style-name="P17"><text:span text:style-name="Source_20_Text"><text:span text:style-name="T10">2. Limpieza y normalización de los datos</text:span></text:span></text:p>
      <text:p text:style-name="P17"/>
      <text:p text:style-name="P20"><text:span text:style-name="Source_20_Text"><text:span text:style-name="T16">La limpieza ha sido sencillamente eliminar aquellos platos del fichero que tuviesen el nombre vacío, ya que no nos sirven para nuestro trabajo. La siguiente tarea ha consistido en traducir los nombres y la categoría del plato al inglés. Para ello se ha realizado otro pequeño script que ha permitido automatizar la tarea.</text:span></text:span></text:p>
      <text:p text:style-name="P17"/>
      <text:p text:style-name="P17"><text:span text:style-name="Source_20_Text"><text:span text:style-name="T13"/></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1"><text:soft-page-break/>LET'S BREW CAFFE</text:p>
      <text:p text:style-name="P31"/>
      <text:p text:style-name="P31">ROADMAP</text:p>
      <text:p text:style-name="P31"/>
      <text:p text:style-name="P31">1. <text:span text:style-name="T20">Proceso que dada una ruta:</text:span></text:p>
      <text:p text:style-name="P31"><text:span text:style-name="T20"><text:tab/>1.1 Tome todos los directorios que hay en esa ruta y con los nombres genere un diccionario asignándole un identificador único a dada uno. Este será el identificador de la clase para la red.</text:span></text:p>
      <text:p text:style-name="P32"><text:tab/>1.2 Genere un .txt con las rutas de todas las imágenes y su identificador de clase para cada una de las imágenes de cada direc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97d53" officeooo:paragraph-rsid="00197d5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8:43:20.687120025</meta:creation-date>
    <dc:date>2015-10-04T18:25:56.223356279</dc:date>
    <meta:editing-duration>PT2H18M33S</meta:editing-duration>
    <meta:editing-cycles>16</meta:editing-cycles>
    <meta:generator>LibreOffice/4.2.8.2$Linux_X86_64 LibreOffice_project/420m0$Build-2</meta:generator>
    <meta:document-statistic meta:table-count="0" meta:image-count="0" meta:object-count="0" meta:page-count="4" meta:paragraph-count="67" meta:word-count="920" meta:character-count="6030" meta:non-whitespace-character-count="5121"/>
  </office:meta>
</office:document-meta>
</file>